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9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9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9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9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9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9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9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9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9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9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9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9-08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9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9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9-07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9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9-07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9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9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9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9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9-0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8-1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8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8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8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8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8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8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8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8-09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8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8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8-08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8-08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8-08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8-08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8-07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8-07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8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8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8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8-06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8-06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8-06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7-03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7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4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4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4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4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3-1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3-10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3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3-06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3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3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3-0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3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2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2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2-08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2-07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2-05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2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2-0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2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1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1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1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1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1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300</text:p>
          </table:table-cell>
          <table:table-cell office:value-type="string" calcext:value-type="string">
            <text:p>2011-0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01" meta:object-count="0"/>
    <meta:user-defined meta:name="AppVersion">3.0</meta:user-defined>
  </office:meta>
</office:document-meta>
</file>